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2"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3"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4"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color="#000000" style:font-name="Liberation Sans" fo:font-style="italic" fo:font-weight="normal" fo:background-color="transparent" style:font-style-asian="italic" style:font-weight-asian="normal" style:font-style-complex="italic" style:font-weight-complex="normal"/>
    </style:style>
    <style:style style:name="P7"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8" style:family="paragraph" style:parent-style-name="Standard">
      <style:paragraph-properties fo:text-align="center" style:justify-single-word="false"/>
      <style:text-properties fo:color="#000000" style:font-name="Liberation Sans" fo:font-size="20pt" fo:font-style="italic" fo:font-weight="bold" style:font-size-asian="20pt" style:font-style-asian="italic" style:font-weight-asian="bold" style:font-size-complex="20pt" style:font-style-complex="italic" style:font-weight-complex="bold"/>
    </style:style>
    <style:style style:name="P9" style:family="paragraph" style:parent-style-name="Standard">
      <style:paragraph-properties fo:margin-left="1.251cm" fo:margin-right="0cm" fo:text-align="justify" style:justify-single-word="false" fo:text-indent="0cm" style:auto-text-indent="false"/>
      <style:text-properties fo:color="#000000" style:font-name="Liberation Sans" fo:font-style="normal" fo:font-weight="normal" fo:background-color="transparent" style:font-style-asian="normal" style:font-weight-asian="normal" style:font-style-complex="normal" style:font-weight-complex="normal"/>
    </style:style>
    <style:style style:name="P10" style:family="paragraph" style:parent-style-name="Standard">
      <style:paragraph-properties fo:margin-left="1.251cm" fo:margin-right="0cm" fo:text-align="justify" style:justify-single-word="false" fo:text-indent="0cm" style:auto-text-indent="false"/>
      <style:text-properties fo:color="#000000" style:font-name="Liberation Sans" fo:font-style="italic" fo:font-weight="normal" fo:background-color="transparent" style:font-style-asian="italic" style:font-weight-asian="normal" style:font-style-complex="italic" style:font-weight-complex="normal"/>
    </style:style>
    <style:style style:name="P11" style:family="paragraph" style:parent-style-name="Standard">
      <style:paragraph-properties fo:margin-left="0cm" fo:margin-right="0cm" fo:text-align="justify" style:justify-single-word="false" fo:text-indent="0cm" style:auto-text-indent="false"/>
      <style:text-properties fo:color="#000000" style:font-name="Liberation Sans" fo:font-style="italic" fo:font-weight="normal" fo:background-color="transparent" style:font-style-asian="italic" style:font-weight-asian="normal" style:font-style-complex="italic" style:font-weight-complex="normal"/>
    </style:style>
    <style:style style:name="P12" style:family="paragraph" style:parent-style-name="Footnote">
      <style:text-properties fo:font-style="italic" style:font-style-asian="italic" style:font-style-complex="italic"/>
    </style:style>
    <style:style style:name="P13" style:family="paragraph" style:parent-style-name="Footnote">
      <style:paragraph-properties fo:text-align="justify" style:justify-single-word="fals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La conciencia Cinematográfica y la realidad social en el tercer Mundo</text:p>
      <text:p text:style-name="P4">por, Guillermo Lengemann</text:p>
      <text:p text:style-name="P2"/>
      <text:p text:style-name="P2">Caracas, 18 de Enero de 2013</text:p>
      <text:p text:style-name="P1"><text:span text:style-name="T4">Seminario de Historia de la Filosofía:</text:span> <text:span text:style-name="T1">Gilles Deleuze: Una aproximación filosófica al estudio del cine</text:span></text:p>
      <text:p text:style-name="P3"/>
      <text:p text:style-name="P3">Ensayo final</text:p>
      <text:p text:style-name="P3"/>
      <text:p text:style-name="P5"><text:tab/>Debemos observar que <text:span text:style-name="T2">Deleuze </text:span>no usa unívocamente el termino <text:span text:style-name="T2">conciencia,</text:span> en ocasiones concatena la palabra <text:span text:style-name="T2">conciencia </text:span>con<text:span text:style-name="T2"> </text:span>otros elementos<text:span text:style-name="T2">, </text:span>de lo que se resulta por ejemplo, <text:span text:style-name="T2">conciencia cinematográfica</text:span> proponiendo que la única conciencia no es la del espectador o el protagonista del <text:span text:style-name="T2">film</text:span>, existe para <text:span text:style-name="T2">Deleuze </text:span>varias conciencias como podemos leer en el siguiente pasaje: </text:p>
      <text:p text:style-name="P5"><text:span text:style-name="T2"/></text:p>
      <text:p text:style-name="P10"><text:tab/>“...El plano es como el movimiento que no cesa de asegurar la conversión, la circulación. Divide y subdivide la duración según los objetos que componen el conjunto. Reúne los objetos y los conjuntos en una sola y misma duración.... Y, dado que la que produce estas divisiones y estas reuniones es una conciencia, se dirá que el plano actúa como una conciencia. Pero la única conciencia cinematográfica no somos nosotros, los espectadores, ni el protagonista: es la cámara, a veces humana, a veces inhumana osobrehumana. Considérese el movimiento del agua, el de un pájaro en la lejanía y el de un personaje sobre un barco: todos ellos se confunden en una percepción única, un todo apacible de la Naturaleza humanizada. Pero he aquí que el pájaro, una gaviota corriente, arremete y ataca al personaje: los tres flujos se dividen y se tornan exteriores unos a otros. El todo volverá a constituirse, pero habrá cambiado: habrá pasado a ser la conciencia única o la percepción de un todo de los pájaros, dando testimonio de una Naturaleza completamente pajarizada, vuelta contra el hombre, en una espera infinita...”<text:note text:id="ftn0" text:note-class="footnote"><text:note-citation>1</text:note-citation><text:note-body><text:p text:style-name="Footnote">La imgen-movimiento. <text:span text:style-name="T2">Gilles Deleuze. </text:span>pag38</text:p></text:note-body></text:note></text:p>
      <text:p text:style-name="P5"/>
      <text:p text:style-name="P5"><text:tab/>Compleja afirmación de <text:span text:style-name="T2">Deleuze</text:span>, intentemos acercarnos desde un concepto simple conciencia, digamos que la conciencia remite a un acto reflexivo, un acto de este tipo significa separarse de uno mismo, hablando de una conciencia humana, y tomar la posición de otro humano u objeto pero siempre en relación con uno mismo, la conciencia, proponemos, es dar cuenta del entorno y las relaciones existentes. Sosteniendo la ultima afirmación tomemos el ejemplo de la <text:span text:style-name="T2">Naturaleza Pajarizada, </text:span>la conciencia que se desarrolla en principio es la del sujeto en el barco que mira el agua y los pájaros, percepciones que son posibles desde su naturaleza perceptiva, es decir una <text:span text:style-name="T2">Naturaleza Humanizada</text:span> lo que al hombre le es posible ver con ojos. En este momento el <text:span text:style-name="T2">plano </text:span>que asegura <text:span text:style-name="T2">Deleuze </text:span>actúa como una conciencia, y los demás elementos cinematográfica siguen y apoyan la percepción humana, con un horizonte frente al sujeto, un cielo arriba y el mar bajo los pies. El ataque del los pájaros cambia la conciencia, ¿como es posible este cambio?, si el plano es una forma de conciencia planos diferentes son conciencias diferentes. A la interrogante de si se trata de muchas conciencias o de una conciencia enfocada de manera diferente diremos que son tantas conciencias como planos existan.</text:p>
      <text:p text:style-name="P5"><text:soft-page-break/></text:p>
      <text:p text:style-name="P5"><text:tab/>Propongamos lo siguiente: el cambio del plano cambia la conciencia. Recordemos las vistas aéreas en el <text:span text:style-name="T2">film</text:span> <text:span text:style-name="T2">Los Pajaros</text:span><text:span text:style-name="T2"><text:note text:id="ftn1" text:note-class="footnote"><text:note-citation>2</text:note-citation><text:note-body><text:p text:style-name="Footnote">The Birds (1963), </text:p></text:note-body></text:note></text:span> de <text:span text:style-name="T2">Alfred Hitchcokc, </text:span>la escena de la explosión de la gasolinera<text:span text:style-name="T2"><text:note text:id="ftn2" text:note-class="footnote"><text:note-citation>3</text:note-citation><text:note-body><text:p text:style-name="Footnote">The Birds (7/11) Movie CLIP – Gas Station Explosion (1963) HP. Fuente: <text:a xlink:type="simple" xlink:href="http://www.youtube.com/watch?v=IdOF7xg5lug">http://www.youtube.com/watch?v=IdOF7xg5lug</text:a></text:p></text:note-body></text:note></text:span><text:span text:style-name="T2"> </text:span>el plano es aéreo, imposible para un humano<text:span text:style-name="T2"> </text:span>pero es una percepción propia de una ave, este cambio que se da al ubicar el plano a metro de altura es solo un cambio formal. Los elementos y sobre todo las relaciones que desarrollan estos elementos entre si representan un cambio sustancial. Existirán tantas conciencias como reconfiguraciones de los elementos en el plano existan o como dijimos las maneras cambiantes de dar cuenta del entorno y las relaciones existente. </text:p>
      <text:p text:style-name="P5"/>
      <text:p text:style-name="P5"><text:tab/><text:span text:style-name="T2">Deleuze </text:span>continua afirmando: <text:span text:style-name="T2">“...El plano, es decir, la conciencia, traza un movimiento que hace que las cosas entre las cuales se establece no cesen de reunirse en un todo, y el todo, de dividirse entre las cosas (lo Dividual)...”</text:span><text:note text:id="ftn3" text:note-class="footnote"><text:note-citation>4</text:note-citation><text:note-body><text:p text:style-name="Footnote">La imgen-movimiento. <text:span text:style-name="T2">Gilles Deleuze. </text:span>pag39</text:p></text:note-body></text:note></text:p>
      <text:p text:style-name="P5"/>
      <text:p text:style-name="P5"><text:tab/>Otra acepción de <text:span text:style-name="T2">conciencia </text:span>esta más relacionada con <text:span text:style-name="T2">toma de conciencia, </text:span>que resulta más cercano a la sociología del conocimiento y de su estudio de los <text:span text:style-name="T2">hechos culturales </text:span>y las <text:span text:style-name="T2">ideas dominantes</text:span>. La <text:span text:style-name="T2">toma de conciencia,</text:span> la <text:span text:style-name="T2">revolución de la conciencia </text:span>o <text:span text:style-name="T2">la explosión de la conciencia </text:span>son temas más propios del cine político, este tiene como antecedente el cine soviético que es un cine para la educación obrera o de masas, su propósito fue instruir al proletariado inculto. La escuela soviética es descrita por <text:span text:style-name="T2">Deleuze </text:span>como <text:span text:style-name="T2">dialéctica, </text:span>en la que siempre esta latente<text:span text:style-name="T2"> </text:span>una confrontación de elementos: </text:p>
      <text:p text:style-name="P5"/>
      <text:p text:style-name="P9"><text:tab/>“...La oposición esta al servicio de la unidad dialéctica, y marca su progresión de la situación de partida <text:s/>a la situación de llegada... el conjunto se refleja en cada parte, y que cada espiral o parte reproduce el conjunto... no hay solamente unidad orgánica de opuestos sino paso patético del opuesto a su contraria... de la tristeza a la ira, de la duda a la certidumbre, de la resignación a la revuelta... el cambio de cualidad, <text:s/>el surgimiento repentino de la nueva cualidad, su elevación al cuadrado...”.<text:note text:id="ftn4" text:note-class="footnote"><text:note-citation>5</text:note-citation><text:note-body><text:p text:style-name="Footnote">ibid</text:p></text:note-body></text:note> </text:p>
      <text:p text:style-name="P5"/>
      <text:p text:style-name="P5"><text:tab/>Serguéi Eisenstein<text:note text:id="ftn5" text:note-class="footnote"><text:note-citation>6</text:note-citation><text:note-body><text:p text:style-name="Footnote">Serguéi Eisenstein. Feunte: <text:a xlink:type="simple" xlink:href="http://es.wikipedia.org/wiki/Serguéi_Eisenstein">http://es.wikipedia.org/wiki/Sergu%C3%A9i_Eisenstein</text:a> </text:p></text:note-body></text:note>, por ejemplo, consigue en sus <text:span text:style-name="T2">film</text:span> mostrar nuevas concepciones del primer plano, del montaje acelerado, del montaje vertical, montaje de atracciones, montaje intelectual o de conciencia, montaje de oposición y montaje de saltos cualitativos. Que no se encuentran en la escuela Norte Americana.</text:p>
      <text:p text:style-name="P5"/>
      <text:p text:style-name="P5"><text:tab/>Otro autor soviético <text:span text:style-name="T2">Vsévolod</text:span> <text:span text:style-name="T2">Pudovkin</text:span><text:span text:style-name="T2"><text:note text:id="ftn7" text:note-class="footnote"><text:note-citation>7</text:note-citation><text:note-body><text:p text:style-name="P13">“...Es evidente que Pudovkin se interesa ante todo en la progresión de la conciencia, en los saltos cualitativos de una toma de conciencia: sólo desde este punto de vista puede decirse que La madre (1926), El fin de San Petersburgo (1927) y Tempestad sobre Asia (1928) constituyen una gran trilogía...”. La imgen-movimiento. Gilles Deleuze. pag62</text:p></text:note-body></text:note></text:span><text:span text:style-name="T2"> </text:span><text:span text:style-name="T2"><text:note text:id="ftn16" text:note-class="footnote"><text:note-citation>8</text:note-citation><text:note-body><text:p text:style-name="Footnote">“...A todas luces, en Vertov se trata de la conciencia soviética revolucionaria, del «desciframiento comunista de la realidad»...”. Ibid pag124</text:p></text:note-body></text:note></text:span><text:span text:style-name="T2"> </text:span>se interesa por la progresión de la conciencia: <text:span text:style-name="T2">“... en los saltos cualitativos de toma de conciencia... el arte más profundo de Pudovkin está en revelar el conjunto de una situación por la conciencia que un personaje toma de ella, y en prolongarlo hasta donde la conciencia puede extenderse y actuar...</text:span>”.<text:note text:id="ftn6" text:note-class="footnote"><text:note-citation>9</text:note-citation><text:note-body><text:p text:style-name="Footnote">La imgen-movimiento. <text:span text:style-name="T2">Gilles Deleuze.</text:span></text:p></text:note-body></text:note></text:p>
      <text:p text:style-name="P5"><text:soft-page-break/></text:p>
      <text:p text:style-name="P5"><text:tab/>Para <text:span text:style-name="T2">Serguéi Eisenstein </text:span>la conciencia se logra mediante lo <text:span text:style-name="T2">patético, </text:span>no es preciso el comentario siguiente por falta de referencias pero parece plantearse que no es un acto de la razón la toma de conciencia sino un acto de los sentimientos, una explosión de los sentimientos como el dolor, la tristeza y la melancolía. Comenta <text:span text:style-name="T2">Glauver Rocha: “...Sabemos nosotros que hicimos estos filmes feos y tristes, estos filmes gritados y desesperados donde no siempre la razón habla más alto que el hambre no será curado por los planeamientos de gabinetes y que los remiendos del tecnicolor no esconden, sino agravan sus tumores. Así, solamente una cultura de hambre, manando de sus propias estructuras, puede superarse cualitativamente; y la más noble manifestación cultural del hambre es la violencia...”</text:span><text:span text:style-name="T2"><text:note text:id="ftn13" text:note-class="footnote"><text:note-citation>10</text:note-citation><text:note-body><text:p text:style-name="Footnote"><text:span text:style-name="T2">Estetica del Hambre (1965), Glauber Rocha.</text:span></text:p></text:note-body></text:note></text:span></text:p>
      <text:p text:style-name="P5"><text:span text:style-name="T2"/></text:p>
      <text:p text:style-name="P5"><text:span text:style-name="T2"><text:tab/></text:span>¿de que violencia hablamos?, continua<text:span text:style-name="T2"> Rocha: “...el Cinema Novo, en el campointernacional, no pidió nada, sino que impuso la violencia de sus imágenes y sus sonidos en</text:span></text:p>
      <text:p text:style-name="P5"><text:span text:style-name="T2">veintidós festivales internacionales...”.</text:span> El <text:span text:style-name="T2">Cinema Novo</text:span> no es propiamente violento en cambio muestra la violencia del hambre y la respuesta violencia contra el colono, la violencia es el medio para mostrar la existencia de la relación de dominación, propone <text:span text:style-name="T2">Rocha: “...El Cinema Novo: una estética de la “violencia” antes de ser primitiva y revolucionaria; he ahí el punto inicial para que el colonizador comprenda la existencia del colonizado ; solamente concientizando su única posibilidad, la violencia, el colonizado r puede comprender, por el horror, la fuerza de la cultura que él explota. Mientras no levanta las armas, el colonizado es un esclavo: fue necesario un primer policía muerto para que el francés viera un argelino....”</text:span><text:span text:style-name="T2"><text:note text:id="ftn14" text:note-class="footnote"><text:note-citation>11</text:note-citation><text:note-body><text:p text:style-name="Footnote">ibid</text:p></text:note-body></text:note></text:span></text:p>
      <text:p text:style-name="P5"/>
      <text:p text:style-name="P5"><text:tab/>El cine político posee un importante desarrollo en latinoamericano, se habla del cine como <text:span text:style-name="T2">El tercer cine, el cine imperfecto, el cine como arma de combate o el Cinema Novo. </text:span>El <text:span text:style-name="T2">Cinema Novo</text:span> coloca al cine en el mundo y ocupado en su realidad: <text:span text:style-name="T2">“...Donde haya uncineasta de cualquier edad, de cualquier procedencia, pronto a poner su cine y su profesión al servicio de las causas importantes de su tiempo, ahí habrá un germen del Cinema Novo...”</text:span></text:p>
      <text:p text:style-name="P5"><text:span text:style-name="T2"/></text:p>
      <text:p text:style-name="P5"><text:span text:style-name="T2"><text:tab/>Octavio Getino y Susana Velleggia proponen los siguiente sobre</text:span> el <text:span text:style-name="T2">Cinema Novo</text:span>: <text:span text:style-name="T2">“...A mediados de los 50 una nueva generación de cineastas brasileños comienza a replantearse la situación del cine nacional. Buena parte de los mismo se compromete con la voluntad de incidir políticamente en la realidad a través de la acción cultural...”</text:span><text:span text:style-name="T2"><text:note text:id="ftn12" text:note-class="footnote"><text:note-citation>12</text:note-citation><text:note-body><text:p text:style-name="Footnote">El cine de las historias de la revolución (2002), Octavio Getino y Susana Velleggia.</text:p></text:note-body></text:note></text:span></text:p>
      <text:p text:style-name="P5"><text:span text:style-name="T2"/></text:p>
      <text:p text:style-name="P5"><text:span text:style-name="T2"><text:tab/></text:span>El proyecto de <text:span text:style-name="T2">Glauber Rocha</text:span><text:span text:style-name="T2"><text:note text:id="ftn8" text:note-class="footnote"><text:note-citation>13</text:note-citation><text:note-body><text:p text:style-name="Footnote">Glauber Rocha posee varios escritos: No al populismo (1969), Estética de la violencia (1917) Disponible: <text:a xlink:type="simple" xlink:href="http://www.cinelatinoamericano.cult.cu/biblioteca/descriptor.aspx?codigo=597&amp;tit=ROCHA,%20GLAUBER,%201939%20-1981%20-%20CINEASTAS%20BRASILEÑOS">http://www.cinelatinoamericano.cult.cu/biblioteca/descriptor.aspx?codigo=597&amp;tit=ROCHA,%20GLAUBER,%201939%20-1981%20-%20CINEASTAS%20BRASILE%C3%91OS</text:a> . Estética del hambre (1965).</text:p></text:note-body></text:note></text:span> es conseguir una estética latinoamericana que responda a las particulares condiciones históricas, sociales, políticas y culturales, a partir de una cultura del hambre<text:note text:id="ftn9" text:note-class="footnote"><text:note-citation>14</text:note-citation><text:note-body><text:p text:style-name="Footnote">En 1965 Glauber Rocha escribe <text:span text:style-name="T2">Estetica del Hambre,</text:span><text:span text:style-name="T3"> escrito que se presento en Génova en enero de 1965 en una retrospectiva realizada al cine latinoamericano.</text:span></text:p></text:note-body></text:note>. La cultura del hambre no es solo por la pobreza social, es incluso la ausencia de <text:s/>una sociedad. Como consecuencia de la cultura del hambre es la esterilidad creativa y la histeria, la mas autentica manifestación del hambre es la violencia.</text:p>
      <text:p text:style-name="P5"/>
      <text:p text:style-name="P5"><text:tab/>Lo <text:span text:style-name="T2">patético </text:span>que identifica <text:span text:style-name="T2">Deleuze</text:span> en el cine soviético esta presente también en el <text:span text:style-name="T2">Cinema Novo</text:span> como el mismo <text:span text:style-name="T2">Glauber Rocha </text:span>comenta:</text:p>
      <text:p text:style-name="P5"/>
      <text:p text:style-name="P10"><text:soft-page-break/><text:tab/>“...Podemos definir nuestra cultura como una cultura del hambre. Ahí radica la trágica originalidad del Cinema Novo frente a la cinematografía del mundo entero: nuestra originalidad es nuestra hambre, de la que proceden todas nuestras miserias. La expresión cultural auténtica del hambre es la violencia. La estética de la violencia es revolucionaria, no primitiva. En esta fase, incluso el colonizador deberá prestar atención al colonizado. Sin embargo, esa violencia no es dictada por el odio, sino por el amor, por un amor de la acción, del cambio...”<text:note text:id="ftn10" text:note-class="footnote"><text:note-citation>15</text:note-citation><text:note-body><text:p text:style-name="Footnote"><text:span text:style-name="T2">Estetica del Hambre (1965), Glauber Rocha.</text:span></text:p></text:note-body></text:note></text:p>
      <text:p text:style-name="P5"/>
      <text:p text:style-name="P5"><text:tab/>Es <text:span text:style-name="T2">patético </text:span>por la condición de mendicidad de la sociedad, es <text:span text:style-name="T2">patético</text:span> en su acción como respuesta a la mendicidad: <text:span text:style-name="T2">la violencia</text:span>, y finalmente es <text:span text:style-name="T2">patético </text:span>porque la motivación de la violencia es el <text:span text:style-name="T2">amor</text:span>. Continua <text:span text:style-name="T2">Rocha</text:span>:</text:p>
      <text:p text:style-name="P5"/>
      <text:p text:style-name="P9"><text:tab/><text:span text:style-name="T2">“...De Amanda hasta Vidas Secas, el Cinema Novo narró, describió, poetizó, discursó, analizó. Excitó los temas del hambre: personajes comiendo tierra, personajes comiendo raíces, personajes robando para comer, personajes matando para comer, personajes huyendo para comer, personajes sucios, feos, descarnados, viviendo en casas sucias, feas, oscuras; fue esta galería de hambrientos que identificó al Cinema Novo con el miserabilismo tan condenado por el Gobierno, por la crítica al servicio de los intereses antinacionales, por los productores y por el público, este último sin soportar las imágenes de la propia miseria...”</text:span><text:span text:style-name="T2"><text:note text:id="ftn11" text:note-class="footnote"><text:note-citation>16</text:note-citation><text:note-body><text:p text:style-name="P12">ibid</text:p></text:note-body></text:note></text:span></text:p>
      <text:p text:style-name="P6"/>
      <text:p text:style-name="P6"><text:tab/><text:span text:style-name="T3">Si es que el </text:span>Cinema Novo<text:span text:style-name="T3"> se plantea mostrar verdad para conquistar la conciencia, ”</text:span>la verdadera conciencia<text:span text:style-name="T3">”, aprovechando las capacidades políticas del cine, como parece sugerir </text:span>Rocha<text:span text:style-name="T3">: </text:span>“...Lo que hizo del Cinema Novo un fenómeno de importancia internacional fue justamente su alto nivel de compromiso con la verdad; su propio miserabilismo, antes escrito por la literatura de los años treinta, fue ahora fotografiado por el cine de los años sesenta; y si antes era escrito como denuncia social, hoy pasó a ser discutido como problema político...”. </text:p>
      <text:p text:style-name="P6"><text:span text:style-name="T3"/></text:p>
      <text:p text:style-name="P6"><text:span text:style-name="T3"><text:tab/>Una denuncia social procura la atención y solución de las misma, es necesario, entonces, destacar la aceptación del </text:span>Cinema Novo<text:span text:style-name="T3"> como medida de las transformaciones de conciencia que logró, desafortunadamente como ocurre actualmente con el cine latinoamericano el </text:span>Cinema Novo<text:span text:style-name="T3"> conquistó festivales y a la critica internacional, posiblemente explotando la satisfacción del primer mundo de encontrarse fuera de la bien extendida miseria del tercer mundo, comenta </text:span>Rocha: “...Al observador europeo, los procesos de la creación artística del mundo subdesarrollado sólo le interesan en la medida en que satisfagan su nostalgia del primitivismo; y este primitivismo se presenta híbrido, disfrazado sobre tardías herencias del mundo civilizado, mal comprendidas porque fueron impuestas por los condicionamientos colonialistas... Para los europeos es un extraño surrealismo tropical. Para los brasileños es una vergüenza nacional. El brasileño no come, pero tiene vergüenza de decir eso; y sobre todo, no sabe de dónde viene este hambre...”. <text:span text:style-name="T3">Premiadas y aceptadas en el exterior las películas del </text:span>Cinema Novo <text:span text:style-name="T3">no consiguieron éxito en Brasil, <text:s/></text:span>Octavio Getino y Susana Velleggia <text:span text:style-name="T3">explican</text:span>:</text:p>
      <text:p text:style-name="P6"/>
      <text:p text:style-name="P10"><text:tab/>“...La búsqueda de mercados y la innovación estética son, en este caso, concebidas como prioritarias, por sobre las posibilidades del cine en tanto recurso para la acción política. Cabe recordar que pese a su elevado prestigio internacional, <text:soft-page-break/>las obras del Cinema Novo no se caracterizaron por constituir éxitos comerciales dentro del país. La más exitosa de las películas de esos años fue Macunaima, de Joaquin Pedro de Andrade, una caricatura con toques surrealistas de la mentalidad brasileña típica, que alcanzo notable éxito en Buenos Aires, pero que convocó en todo Brasil a menos de 250 mil espectadores...”</text:p>
      <text:p text:style-name="P10"/>
      <text:p text:style-name="P11"><text:tab/><text:span text:style-name="T3">Aunque </text:span>Rocha<text:span text:style-name="T3"> entienda al </text:span>Cinema Novo <text:span text:style-name="T3">marginado del Cine Industrial, mentiroso y explotador</text:span> <text:span text:style-name="T3">pero empeñado es su propio nombre y en conquistar la conciencia de su propia existencia, el Cinema</text:span> Novo <text:span text:style-name="T3">es como el cine latinoamericano contemporáneo marginal a la sociedad propio y premiada en la ajena. El cine político y el </text:span>Cine Novo<text:span text:style-name="T3"> como conquista de la conciencia consiguen varias y claras coincidencias con el cine sovietico.</text:span></text:p>
      <text:p text:style-name="P6"><text:span text:style-name="T3"/></text:p>
      <text:p text:style-name="P6"><text:tab/>Deleuze <text:span text:style-name="T3">plantea </text:span>lo patético <text:span text:style-name="T3">en términos que no se pueden asociar fácilmente con las emociones humanos, como hemos hecho hasta ahora, de manera muy oscura propone que lo patético</text:span> <text:span text:style-name="T3">es el </text:span>desarrollo<text:span text:style-name="T3">: </text:span>“...La composición, la disposición dialéctica, no comporta solamente lo orgánico, es decir, la génesis y el crecimiento, sino también lo patético, o el «desarrollo»... [se trata] del paso de un opuesto al otro, o más bien dentro del otro, según las cuerdas: el salto en lo contrario. No hay solamente oposición de la tierra y el agua, del uno y lo múltiple, hay paso del uno en el otro, y súbito surgimiento del otro a partir del uno. No hay solamente unidad orgánica de opuestos, sino paso patético del opuesto a su contrario...”</text:p>
      <text:p text:style-name="P6"><text:span text:style-name="T3"><text:tab/></text:span></text:p>
      <text:p text:style-name="P6"><text:span text:style-name="T3"><text:tab/>Aunque seguidamente propone </text:span>lo patético<text:span text:style-name="T3"> en términos de tristeza, ira, duda, certidumbre, resignación y revuelta:</text:span> “...De la tristeza a la ira, de la duda a la certidumbre, de la resignación a la revuelta... Por su propia cuenta lo patético incluye estos dos aspectos: es a un tiempo el paso de un término a otro, de una cualidad a otra, y el repentino surgimiento de la nueva cualidad que nace del paso efectuado. Es a un tiempo «compresión», y «explosión». Lo viejo y lo nuevo divide su espiral en dos partes opuestas, lo Viejo y «lo Nuevo», y reproduce su división, reparte sus oposiciones tanto de un lado como del otro: es lo orgánico...”</text:p>
      <text:p text:style-name="P6"><text:span text:style-name="T3"/></text:p>
      <text:p text:style-name="P6"><text:span text:style-name="T3"><text:tab/>Pero luego </text:span>Deleuze<text:span text:style-name="T3"> habla con más claridad al respecto de la conciencia, lo patético y el movimiento: “</text:span>...lo patético no implica únicamente un cambio en el contenido de la imagen, sino también en la forma. La imagen, en efecto, debe cambiar de potencia, pasar a una potencia superior... De todas maneras, la conciencia es lo patético, el paso de la Naturaleza al hombre y la cualidad que nace del pasaje cumplido. Es a la vez la toma de conciencia y la conciencia alcanzada, la conciencia revolucionaria alcanzada<text:note text:id="ftn15" text:note-class="footnote"><text:note-citation>17</text:note-citation><text:note-body><text:p text:style-name="Footnote">pag59</text:p></text:note-body></text:note>...”</text:p>
      <text:p text:style-name="P6"><text:span text:style-name="T3"/></text:p>
      <text:p text:style-name="P6"><text:span text:style-name="T3"><text:tab/>Si lo patético es desarrollo, es por ser desarrollo de la conciencia misma: </text:span>“...el salto de lo orgánico produce una conciencia exterior de la Naturaleza y de su evolución, pero también una conciencia interior de la sociedad y de su historia, de un momento al otro del organismo social...”.</text:p>
      <text:p text:style-name="P6"><text:span text:style-name="T3"/></text:p>
      <text:p text:style-name="P6"><text:span text:style-name="T3"><text:tab/></text:span>Deleuze<text:span text:style-name="T3"> en </text:span>Imagen-tiempo<text:note text:id="ftn17" text:note-class="footnote"><text:note-citation>18</text:note-citation><text:note-body><text:p text:style-name="P12">La imagen-tiempo, estudios sobre cine 2. Guilles Deleuze. </text:p></text:note-body></text:note> <text:span text:style-name="T3">dedica algunas paginas al cine político: “la primera gran diferencia entre el cine clásico y el moderno. En el cine clásico el pueblo está ahí, aun oprimido, engañado, sojuzgado, aun ciego o inconsciente. Es el caso del cine soviético: el pueblo está ya ahí en Eisenstein, que en Lo viejo y lo nuevo lo muestra dando un salto cualitativo o, en lván el Terrible, como la avanzada que el zar contiene; y, en Pudovkin, cada </text:span><text:soft-page-break/><text:span text:style-name="T3">vez es un proceso de toma de conciencia que hace que el pueblo tenga ya una existencia virtual en trance de actualización...”</text:span></text:p>
      <text:p text:style-name="P6"><text:span text:style-name="T3"/></text:p>
      <text:p text:style-name="P6"><text:span text:style-name="T3"><text:tab/>El cine político es posible porque se considera a un pueblo que existe al que se puede actualizar, un crisol de pueblos pasados con el germen del pueblo futuro: “...En el cine americano, en el cine soviético, el pueblo está ya ahí, real antes de ser actual, ideal sin ser abstracto. De ahí la idea de que como arte de masas el cine puede ser el arte revolucionario O democrático por excelencia haciendo de las masas un auténtico sujeto. ...”</text:span></text:p>
      <text:p text:style-name="P6"><text:span text:style-name="T3"/></text:p>
      <text:p text:style-name="P6"><text:span text:style-name="T3"><text:tab/>Sigue un frase sorprendente sobre la posibilidad del cine político en donde lo que falta es el pueblo: “...si hubiera un cine político moderno, sería sobre la base: el pueblo ya no existe, o no existe todavía... «el pueblo falta».... no dirigirse a un pueblo supuesto, ya ahí, sino contribuir a la invención de un pueblo”</text:span><text:span text:style-name="T3"><text:note text:id="ftn18" text:note-class="footnote"><text:note-citation>19</text:note-citation><text:note-body><text:p text:style-name="Footnote">Imagen-tiempo. <text:span text:style-name="T2">Gilles Deleuze. </text:span>pag287-288</text:p></text:note-body></text:note></text:span><text:span text:style-name="T3">. </text:span>Rocha <text:span text:style-name="T3">afirma lo mismo con respecto a la ausencia del pueblo: “</text:span>...Por eso, el hambre del latinoamericano no es solamente un síntoma alarmante de la pobreza social; es la ausencia de su sociedad. De ese modo podemos definir nuestra cultura de hambre. Ahí reside la práctica originalidad del nuevo cine con relación al cine mundial...<text:span text:style-name="T3">” </text:span></text:p>
      <text:p text:style-name="P6"><text:span text:style-name="T3"/></text:p>
      <text:p text:style-name="P6"><text:span text:style-name="T3"><text:tab/>El creador del tercer mundo se encuentra con la colonización cinematografía extrajera, <text:s/>con la imposibilidad de escribir en la lengua del dominante, la histeria en palabras de </text:span>Glauber Rocha: <text:span text:style-name="T3">“...un público frecuentemente analfabeto, cebado por las series americanas, egipcias o hindúes, films de karate... imposibilidad de no «escribir», imposibilidad de escribir en la lengua dominante, imposibilidad de escribir de otra manera...”</text:span><text:span text:style-name="T3"><text:note text:id="ftn19" text:note-class="footnote"><text:note-citation>20</text:note-citation><text:note-body><text:p text:style-name="Footnote">Ibid, pag288</text:p></text:note-body></text:note></text:span></text:p>
      <text:p text:style-name="P6"><text:span text:style-name="T3"/></text:p>
      <text:p text:style-name="P6"><text:span text:style-name="T3"><text:tab/>l colonizador proclaman «nunca hubo</text:span></text:p>
      <text:p text:style-name="P6"><text:span text:style-name="T3">pueblo aquí»,</text:span></text:p>
      <text:p text:style-name="P6"><text:span text:style-name="T3"/></text:p>
      <text:p text:style-name="P5">Índice de palabras</text:p>
      <text:p text:style-name="P5">conciencia, 11, 24,25, 39, 59, 60, 61,62, 87,88,90, 93, 94, 114, 121, 277, 287</text:p>
      <text:p text:style-name="P5">conciencia cinematográfica, 38</text:p>
      <text:p text:style-name="P5">conciencia intencional 88</text:p>
      <text:p text:style-name="P5">conciencia-camara 113, 114, 116, 128</text:p>
      <text:p text:style-name="P5">conciencia reflexiva (cogito propiamente humano) 113</text:p>
      <text:p text:style-name="P5">conciencia poética 114</text:p>
      <text:p text:style-name="P5">conciencia ética 115</text:p>
      <text:p text:style-name="P5">conciencia estética 1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1T12:04:52</meta:creation-date>
    <dc:date>2013-01-15T17:36:50</dc:date>
    <meta:editing-duration>P1DT3H40M59S</meta:editing-duration>
    <meta:editing-cycles>13</meta:editing-cycles>
    <meta:generator>LibreOffice/3.5$Linux_X86_64 LibreOffice_project/350m1$Build-2</meta:generator>
    <meta:document-statistic meta:table-count="0" meta:image-count="0" meta:object-count="0" meta:page-count="6" meta:paragraph-count="68" meta:word-count="3071" meta:character-count="19182" meta:non-whitespace-character-count="16079"/>
  </office:meta>
</office:document-meta>
</file>